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08"/>
    <style:style style:name="ce4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019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office:value-type="string">
            <text:p>waiting</text:p>
          </table:table-cell>
          <table:table-cell office:value-type="float" office:value="2608845">
            <text:p>2608845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office:value-type="string">
            <text:p>dispatcher</text:p>
          </table:table-cell>
          <table:table-cell table:style-name="ce2" office:value-type="float" office:value="11548">
            <text:p>11548</text:p>
          </table:table-cell>
          <table:table-cell/>
          <table:table-cell table:style-name="ce3" table:formula="of:=[.B6]/1000000" office:value-type="currency" office:currency="ms" office:value="0.011548">
            <text:p>0.012 ms</text:p>
          </table:table-cell>
          <table:table-cell table:formula="of:=[.D6]/1000" office:value-type="currency" office:currency="s" office:value="0.000011548">
            <text:p>0.000012 s</text:p>
          </table:table-cell>
          <table:table-cell table:number-columns-repeated="1019"/>
        </table:table-row>
        <table:table-row table:style-name="ro2">
          <table:table-cell office:value-type="string">
            <text:p>database</text:p>
          </table:table-cell>
          <table:table-cell office:value-type="float" office:value="8010677">
            <text:p>8010677</text:p>
          </table:table-cell>
          <table:table-cell/>
          <table:table-cell table:style-name="ce3" table:formula="of:=[.B7]/1000000" office:value-type="currency" office:currency="ms" office:value="8.010677">
            <text:p>8.011 ms</text:p>
          </table:table-cell>
          <table:table-cell table:formula="of:=[.D7]/1000" office:value-type="currency" office:currency="s" office:value="0.008010677">
            <text:p>0.008011 s</text:p>
          </table:table-cell>
          <table:table-cell table:number-columns-repeated="1019"/>
        </table:table-row>
        <table:table-row table:style-name="ro2">
          <table:table-cell office:value-type="string">
            <text:p>response</text:p>
          </table:table-cell>
          <table:table-cell office:value-type="float" office:value="22387">
            <text:p>22387</text:p>
          </table:table-cell>
          <table:table-cell/>
          <table:table-cell table:style-name="ce3" table:formula="of:=[.B8]/1000000" office:value-type="currency" office:currency="ms" office:value="0.022387">
            <text:p>0.022 ms</text:p>
          </table:table-cell>
          <table:table-cell table:formula="of:=[.D8]/1000" office:value-type="currency" office:currency="s" office:value="0.000022387">
            <text:p>0.000022 s</text:p>
          </table:table-cell>
          <table:table-cell table:number-columns-repeated="1019"/>
        </table:table-row>
        <table:table-row table:style-name="ro2">
          <table:table-cell office:value-type="string">
            <text:p>parsing</text:p>
          </table:table-cell>
          <table:table-cell office:value-type="float" office:value="14047">
            <text:p>14047</text:p>
          </table:table-cell>
          <table:table-cell/>
          <table:table-cell table:style-name="ce3" table:formula="of:=[.B9]/1000000" office:value-type="currency" office:currency="ms" office:value="0.014047">
            <text:p>0.014 ms</text:p>
          </table:table-cell>
          <table:table-cell table:formula="of:=[.D9]/1000" office:value-type="currency" office:currency="s" office:value="0.000014047">
            <text:p>0.000014 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total</text:p>
          </table:table-cell>
          <table:table-cell table:style-name="ce1" table:formula="of:= SUM([.B6:.B9])" office:value-type="float" office:value="8058659">
            <text:p>8058659</text:p>
          </table:table-cell>
          <table:table-cell table:style-name="ce1"/>
          <table:table-cell table:style-name="ce3" table:formula="of:=[.B10]/1000000" office:value-type="currency" office:currency="ms" office:value="8.058659">
            <text:p>8.059 ms</text:p>
          </table:table-cell>
          <table:table-cell table:formula="of:=[.D10]/1000" office:value-type="currency" office:currency="s" office:value="0.008058659">
            <text:p>0.008059 s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per way</text:p>
          </table:table-cell>
          <table:table-cell table:number-columns-repeated="1021"/>
        </table:table-row>
        <table:table-row table:style-name="ro2">
          <table:table-cell office:value-type="string">
            <text:p>network </text:p>
          </table:table-cell>
          <table:table-cell table:formula="of:=[.B16]-[.B10]" office:value-type="float" office:value="2597297">
            <text:p>2597297</text:p>
          </table:table-cell>
          <table:table-cell table:formula="of:=[.B13]/2" office:value-type="float" office:value="1298648.5">
            <text:p>1298648.5</text:p>
          </table:table-cell>
          <table:table-cell table:style-name="ce3" table:formula="of:=[.C13]/1000000" office:value-type="currency" office:currency="ms" office:value="1.2986485">
            <text:p>1.299 ms</text:p>
          </table:table-cell>
          <table:table-cell table:formula="of:=[.D13]/1000" office:value-type="currency" office:currency="s" office:value="0.0012986485">
            <text:p>0.001299 s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office:value-type="float" office:value="10655956">
            <text:p>10655956</text:p>
          </table:table-cell>
          <table:table-cell/>
          <table:table-cell table:style-name="ce3" table:formula="of:=[.B16]/1000000" office:value-type="currency" office:currency="ms" office:value="10.655956">
            <text:p>10.656 ms</text:p>
          </table:table-cell>
          <table:table-cell table:formula="of:=[.D16]/1000" office:value-type="currency" office:currency="s" office:value="0.010655956">
            <text:p>0.010656 s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">
      <number:number number:decimal-places="3" number:min-integer-digits="1"/>
      <number:text> </number:text>
      <number:currency-symbol>ms</number:currency-symbol>
    </number:currency-style>
    <number:currency-style style:name="N109">
      <number:number number:decimal-places="6" number:min-integer-digits="1"/>
      <number:text> </number:text>
      <number:currency-symbol>s</number:currency-symbol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20:27:59.85</meta:creation-date>
    <dc:date>2013-12-19T00:00:12.18</dc:date>
    <meta:editing-duration>PT3H10M50S</meta:editing-duration>
    <meta:editing-cycles>3</meta:editing-cycles>
    <meta:generator>LibreOffice/4.0.0.3$Windows_x86 LibreOffice_project/7545bee9c2a0782548772a21bc84a9dcc583b89</meta:generator>
    <meta:document-statistic meta:table-count="1" meta:cell-count="32" meta:object-count="0"/>
  </office:meta>
</office:document-meta>
</file>